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ncremental Deadlock Analysis</text:h>
      <text:p text:style-name="P1"/>
      <text:p text:style-name="P1">Joe Porter</text:p>
      <text:p text:style-name="P1">Last Modified: 12/15/2010</text:p>
      <text:p text:style-name="P1"/>
      <text:p text:style-name="Text_20_body"/>
      <text:h text:style-name="Heading_20_2" text:outline-level="2">Ideas:<text:line-break/></text:h>
      <text:p text:style-name="Text_20_body">The simplest thing that could possibly work is a cycle finder. <text:s/>Of course, that begs the question “what are we going to use it for?”. <text:s/></text:p>
      <text:p text:style-name="Text_20_body"/>
      <text:list xml:id="list270366507" text:style-name="L1">
        <text:list-item>
          <text:p text:style-name="P2">Syntactic cycle detection is good to start with, because we need to identify delay-free loops in the first place.</text:p>
        </text:list-item>
        <text:list-item>
          <text:p text:style-name="P2">Syntactic cycle detection in a model is too strong, since the semantics may force cycles to execute in a way that does not lead to deadlock.</text:p>
        </text:list-item>
        <text:list-item>
          <text:p text:style-name="P2">For statically scheduled systems, we can check the expanded task graph. <text:s/>The schedule generation procedure probably takes care of cycle elimination implicitly (i.e. schedulable = deadlock free).</text:p>
        </text:list-item>
      </text:list>
      <text:p text:style-name="Text_20_body"/>
      <text:h text:style-name="Heading_20_2" text:outline-level="2">References:</text:h>
      <text:p text:style-name="Text_20_body"/>
      <text:h text:style-name="Heading_20_3" text:outline-level="3">Cycle detection/enumeration</text:h>
      <text:p text:style-name="Text_20_body"/>
      <text:p text:style-name="Text_20_body">@article {springerlink:10.1007/BF02778705,</text:p>
      <text:p text:style-name="Text_20_body"><text:s text:c="3"/>author = {Deyan, Xiong},</text:p>
      <text:p text:style-name="Text_20_body"><text:s text:c="3"/>affiliation = {Tongji University Shanghai},</text:p>
      <text:p text:style-name="Text_20_body"><text:s text:c="3"/>title = {An efficient circuit vector space algorithm for generating all directed circuits of a digraph},</text:p>
      <text:p text:style-name="Text_20_body"><text:s text:c="3"/>journal = {Journal of Electronics (China)},</text:p>
      <text:p text:style-name="Text_20_body"><text:s text:c="3"/>publisher = {Science Press, co-published with Springer-Verlag GmbH},</text:p>
      <text:p text:style-name="Text_20_body"><text:s text:c="3"/>issn = {0217-9822},</text:p>
      <text:p text:style-name="Text_20_body"><text:s text:c="3"/>keyword = {Engineering},</text:p>
      <text:p text:style-name="Text_20_body"><text:s text:c="3"/>pages = {243-252},</text:p>
      <text:p text:style-name="Text_20_body"><text:s text:c="3"/>volume = {5},</text:p>
      <text:p text:style-name="Text_20_body"><text:soft-page-break/><text:s text:c="3"/>issue = {4},</text:p>
      <text:p text:style-name="Text_20_body"><text:s text:c="3"/>url = {http://dx.doi.org/10.1007/BF02778705},</text:p>
      <text:p text:style-name="Text_20_body"><text:s text:c="3"/>note = {10.1007/BF02778705},</text:p>
      <text:p text:style-name="Text_20_body"><text:s text:c="3"/>abstract = {An efficient circuit vector space algorithm is presented for enumerating directed circuits of a directed graph, by which every directed circuit is generated by the ring sum of a fundamental circuit and a subset of the obtained directed circuits, and can be expressed as a linear combination of a basic set of the directed circuits.},</text:p>
      <text:p text:style-name="Text_20_body"><text:s text:c="3"/>year = {1988}</text:p>
      <text:p text:style-name="Text_20_body">}</text:p>
      <text:p text:style-name="Text_20_body"/>
      <text:p text:style-name="Text_20_body">Rene Schott, G. Stacey Staples,</text:p>
      <text:p text:style-name="Text_20_body"><text:a xlink:type="simple" xlink:href="http://www.loria.fr/%7Eschott/staceyAISCfinalmarch10.pdf"><text:span text:style-name="T1">Cycle Enumeration using Nilpotent Adjacency Matrices with Algorithm Runtime Comparisons </text:span></text:a></text:p>
      <text:p text:style-name="Text_20_body"><text:a xlink:type="simple" xlink:href="http://www.loria.fr/~schott/staceyAISCfinalmarch10.pdf">http://www.loria.fr/~schott/staceyAISCfinalmarch10.pdf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1-02-23T09:52:02</dc:date>
    <dc:creator>Joe P</dc:creator>
    <meta:generator>OpenOffice.org/3.1$Linux OpenOffice.org_project/310m19$Build-9420</meta:generator>
    <meta:editing-duration>PT00H10M24S</meta:editing-duration>
    <meta:editing-cycles>2</meta:editing-cycles>
    <meta:document-statistic meta:table-count="0" meta:image-count="0" meta:object-count="0" meta:page-count="2" meta:paragraph-count="29" meta:word-count="252" meta:character-count="1754"/>
  </office:meta>
</office:document-meta>
</file>